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ff99" draw:textarea-vertical-align="middle"/>
    </style:style>
    <style:style style:name="gr2" style:family="graphic" style:parent-style-name="standard">
      <style:graphic-properties draw:fill-color="#ffff66" draw:textarea-vertical-align="middle"/>
    </style:style>
    <style:style style:name="gr3" style:family="graphic" style:parent-style-name="objectwithoutfill">
      <style:graphic-properties draw:stroke="dash" draw:stroke-dash="Fine_20_Dashed"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gr5" style:family="graphic" style:parent-style-name="standard">
      <style:graphic-properties svg:stroke-opacity="85%" draw:fill-color="#ff6600" draw:textarea-vertical-align="middle"/>
    </style:style>
    <style:style style:name="gr6" style:family="graphic" style:parent-style-name="objectwithoutfill">
      <style:graphic-properties draw:stroke="dash" draw:stroke-dash="Fine_20_Dashed" draw:marker-end="Line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start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xml:id="id5" draw:id="id5" draw:layer="layout" svg:width="9.3cm" svg:height="5.9cm" svg:x="14.7cm" svg:y="8.9cm">
          <text:p text:style-name="P1"><text:span text:style-name="T1">GameDataController</text:span></text:p>
          <text:p text:style-name="P2">+GetPlayerHPText()</text:p>
          <text:p text:style-name="P2">+GetInitPlayerHP()</text:p>
          <text:p text:style-name="P2">+GetBaseHP</text:p>
          <text:p text:style-name="P2">+GetScore()</text:p>
          <text:p text:style-name="P2">+Getmoney()</text:p>
          <text:p text:style-name="P2"/>
        </draw:rect>
        <draw:rect draw:style-name="gr2" draw:text-style-name="P1" xml:id="id4" draw:id="id4" draw:layer="layout" svg:width="8.8cm" svg:height="6.7cm" svg:x="2.5cm" svg:y="1.2cm">
          <text:p text:style-name="P3"><text:span text:style-name="T2">&lt;&lt;Interface&gt;&gt;</text:span></text:p>
          <text:p text:style-name="P3"><text:span text:style-name="T1">IGameDataController</text:span></text:p>
          <text:p text:style-name="P4">-GameDataInit()</text:p>
          <text:p text:style-name="P4">-GetPlayerHPdata()</text:p>
          <text:p text:style-name="P4">-GetInitPlayerHPData()</text:p>
          <text:p text:style-name="P4">-GetBaseHPdata()</text:p>
          <text:p text:style-name="P4">-GetScoreData()</text:p>
          <text:p text:style-name="P4">-GetMoneydata()</text:p>
          <text:p text:style-name="P4"/>
        </draw:rect>
        <draw:connector draw:style-name="gr3" draw:text-style-name="P1" draw:layer="layout" svg:x1="5.8cm" svg:y1="10.5cm" svg:x2="6.95cm" svg:y2="9.1cm" draw:start-shape="id1" draw:start-glue-point="0" draw:end-shape="id2" draw:end-glue-point="7" svg:d="m5800 10500v-699h1150v-701">
          <text:p/>
        </draw:connector>
        <draw:frame draw:style-name="gr4" draw:layer="layout" svg:width="1.84cm" svg:height="1.4cm" svg:x="11.96cm" svg:y="10.1cm">
          <draw:text-box>
            <text:p>uses</text:p>
          </draw:text-box>
        </draw:frame>
        <draw:rect draw:style-name="gr5" draw:text-style-name="P5" xml:id="id3" draw:id="id3" draw:layer="layout" svg:width="5.6cm" svg:height="4.1cm" svg:x="22.3cm" svg:y="1.8cm">
          <text:p text:style-name="P1"><text:span text:style-name="T1">GameDataTest</text:span></text:p>
          <text:p text:style-name="P1"><text:span text:style-name="T2">Conformance Test</text:span></text:p>
          <text:p text:style-name="P1"><text:span text:style-name="T2">Cardinarity Test</text:span></text:p>
          <text:p text:style-name="P1"><text:span text:style-name="T2"/></text:p>
        </draw:rect>
        <draw:connector draw:style-name="gr6" draw:text-style-name="P1" draw:layer="layout" svg:x1="22.3cm" svg:y1="3.85cm" svg:x2="11.3cm" svg:y2="4.55cm" draw:start-shape="id3" draw:start-glue-point="3" draw:end-shape="id4" svg:d="m22300 3850h-5500v700h-5500">
          <text:p/>
        </draw:connector>
        <draw:frame draw:style-name="gr7" draw:layer="layout" svg:width="1.84cm" svg:height="0.963cm" svg:x="19.9cm" svg:y="2.637cm">
          <draw:text-box>
            <text:p>uses</text:p>
          </draw:text-box>
        </draw:frame>
        <draw:connector draw:style-name="gr6" draw:text-style-name="P1" draw:layer="layout" svg:x1="25.1cm" svg:y1="5.9cm" svg:x2="24cm" svg:y2="11.85cm" draw:start-shape="id3" draw:start-glue-point="2" draw:end-shape="id5" draw:end-glue-point="1" svg:d="m25100 5900v5950h-1100">
          <text:p/>
        </draw:connector>
        <draw:frame draw:style-name="gr7" draw:layer="layout" svg:width="1.84cm" svg:height="0.963cm" svg:x="25.86cm" svg:y="6.537cm">
          <draw:text-box>
            <text:p>uses</text:p>
          </draw:text-box>
        </draw:frame>
        <draw:custom-shape draw:style-name="gr8" draw:text-style-name="P1" xml:id="id2" draw:id="id2" draw:layer="layout" svg:width="1.1cm" svg:height="1.1cm" svg:x="6.4cm" svg:y="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9" draw:text-style-name="P5" xml:id="id1" draw:id="id1" draw:layer="layout" svg:width="7.2cm" svg:height="5.3cm" svg:x="2.2cm" svg:y="10.5cm">
          <text:p text:style-name="P1"><text:span text:style-name="T1">GameData</text:span></text:p>
          <text:p text:style-name="P2"><text:span text:style-name="T2">+initPlayerHP:int</text:span></text:p>
          <text:p text:style-name="P2"><text:span text:style-name="T2">+PlayerHP:int</text:span></text:p>
          <text:p text:style-name="P2"><text:span text:style-name="T2">+BaseHP:int</text:span></text:p>
          <text:p text:style-name="P2"><text:span text:style-name="T2">+score:int</text:span></text:p>
          <text:p text:style-name="P2"><text:span text:style-name="T2">+money:int</text:span></text:p>
        </draw:rect>
        <draw:connector draw:style-name="gr6" draw:text-style-name="P1" draw:layer="layout" svg:x1="14.7cm" svg:y1="11.85cm" svg:x2="9.4cm" svg:y2="13.15cm" draw:start-shape="id5" draw:end-shape="id1" draw:end-glue-point="1" svg:d="m14700 11850h-2650v1300h-2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9T18:08:58.82</meta:creation-date>
    <dc:date>2014-12-10T14:06:07.11</dc:date>
    <meta:editing-duration>PT2H12M44S</meta:editing-duration>
    <meta:editing-cycles>2</meta:editing-cycles>
    <meta:generator>OpenOffice/4.0.1$Win32 OpenOffice.org_project/401m5$Build-9714</meta:generator>
    <meta:document-statistic meta:object-count="12"/>
  </office:meta>
</office:document-meta>
</file>